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cm" fo:min-width="0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4.1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svg:stroke-opacity="100%" draw:fill="none" draw:fill-color="#ffffff" draw:textarea-horizontal-align="justify" draw:textarea-vertical-align="middle" draw:auto-grow-height="false" fo:min-height="1.008cm" fo:min-width="1.296cm"/>
    </style:style>
    <style:style style:name="gr6" style:family="graphic" style:parent-style-name="standard">
      <style:graphic-properties svg:stroke-color="#000000" svg:stroke-opacity="100%" draw:fill="none" draw:fill-color="#ffffff" draw:textarea-horizontal-align="justify" draw:textarea-vertical-align="middle" draw:auto-grow-height="false" fo:min-height="1.33cm" fo:min-width="1.798cm"/>
    </style:style>
    <style:style style:name="gr7" style:family="graphic" style:parent-style-name="standard">
      <style:graphic-properties svg:stroke-color="#000000" svg:stroke-opacity="100%" draw:fill="none" draw:fill-color="#ffffff" draw:textarea-horizontal-align="justify" draw:textarea-vertical-align="middle" draw:auto-grow-height="false" fo:min-height="0.648cm" fo:min-width="0.847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solid" draw:stroke-dash="Fine_20_Dotted" draw:opacity="100%" draw:opacity-name="" draw:textarea-vertical-align="middle" draw:shadow="hidden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color="#0066cc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66cc" fo:font-size="14pt" style:font-size-asian="14pt" style:font-size-complex="14pt"/>
    </style:style>
    <style:style style:name="P9" style:family="paragraph">
      <style:paragraph-properties fo:text-align="end"/>
      <style:text-properties fo:color="#0066cc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end"/>
      <style:text-properties fo:color="#0066cc" fo:font-size="14pt" style:font-size-asian="14pt" style:font-size-complex="14pt"/>
    </style:style>
    <style:style style:name="P11" style:family="paragraph">
      <loext:graphic-properties draw:opacity="100%"/>
      <style:paragraph-properties fo:text-align="center"/>
    </style:style>
    <style:style style:name="P12" style:family="paragraph">
      <style:text-properties fo:color="#0066cc" fo:font-size="14pt"/>
    </style:style>
    <style:style style:name="P13" style:family="paragraph">
      <loext:graphic-properties draw:fill="none" draw:fill-color="#ffffff"/>
      <style:text-properties fo:color="#0066cc" fo:font-size="14pt" style:font-size-asian="15pt" style:font-size-complex="15pt"/>
    </style:style>
    <style:style style:name="T1" style:family="text">
      <style:text-properties fo:color="#0066cc" fo:font-size="14pt" style:font-size-asian="14pt" style:font-size-complex="14pt"/>
    </style:style>
    <style:style style:name="T2" style:family="text">
      <style:text-properties fo:font-size="14pt" style:font-size-asian="15pt" style:font-size-complex="15pt"/>
    </style:style>
    <style:style style:name="T3" style:family="text">
      <style:text-properties style:font-name="Liberation Sans2" fo:font-size="14pt" style:font-name-asian="Liberation Sans2" style:font-size-asian="15pt" style:font-name-complex="Liberation Sans2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77cm" svg:height="0.558cm" svg:x="11.235cm" svg:y="6.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6.842cm" svg:y1="10.906cm" svg:x2="11.887cm" svg:y2="6.923cm">
          <text:p/>
        </draw:line>
        <draw:custom-shape draw:style-name="gr3" draw:text-style-name="P1" draw:layer="layout" svg:width="4.699cm" svg:height="3.556cm" svg:x="13.192cm" svg:y="2.14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measurelines" svg:width="4.308cm" svg:height="0.962cm" svg:x="13.381cm" svg:y="1.035cm">
          <draw:text-box>
            <text:p>Area detector</text:p>
          </draw:text-box>
        </draw:frame>
        <draw:custom-shape draw:style-name="gr5" draw:text-style-name="P4" draw:layer="measurelines" svg:width="2.54cm" svg:height="1.778cm" svg:x="14.335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measurelines" svg:width="3.248cm" svg:height="2.232cm" svg:x="13.954cm" svg:y="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measurelines" svg:width="1.905cm" svg:height="1.27cm" svg:x="14.61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measurelines" svg:x1="11.922cm" svg:y1="6.842cm" svg:x2="14.081cm" svg:y2="3.413cm">
          <text:p/>
        </draw:line>
        <draw:line draw:style-name="gr8" draw:text-style-name="P2" draw:layer="measurelines" svg:x1="16.494cm" svg:y1="4.937cm" svg:x2="11.922cm" svg:y2="6.842cm">
          <text:p/>
        </draw:line>
        <draw:frame draw:style-name="gr4" draw:text-style-name="P6" draw:layer="measurelines" svg:width="4.748cm" svg:height="0.806cm" draw:transform="rotate (0.632681853847944) translate (7.054cm 10.563cm)">
          <draw:text-box>
            <text:p text:style-name="P5">Pencil X-Ray beam</text:p>
          </draw:text-box>
        </draw:frame>
        <draw:line draw:style-name="gr9" draw:text-style-name="P1" draw:layer="measurelines" svg:x1="11.033cm" svg:y1="7.731cm" svg:x2="12.557cm" svg:y2="7.604cm">
          <text:p/>
        </draw:line>
        <draw:frame draw:style-name="gr4" draw:text-style-name="P8" draw:layer="measurelines" svg:width="3.072cm" svg:height="1.361cm" svg:x="12.43cm" svg:y="7.231cm">
          <draw:text-box>
            <text:p text:style-name="P7"><text:span text:style-name="T1">Translation </text:span></text:p>
            <text:p text:style-name="P7"><text:span text:style-name="T1">stage x</text:span></text:p>
          </draw:text-box>
        </draw:frame>
        <draw:frame draw:style-name="gr4" draw:text-style-name="P10" draw:layer="measurelines" svg:width="2.932cm" svg:height="1.361cm" svg:x="7.315cm" svg:y="5.85cm">
          <draw:text-box>
            <text:p text:style-name="P9"><text:span text:style-name="T1">Translation</text:span></text:p>
            <text:p text:style-name="P9"><text:span text:style-name="T1">stage z</text:span></text:p>
          </draw:text-box>
        </draw:frame>
        <draw:line draw:style-name="gr9" draw:text-style-name="P1" draw:layer="measurelines" svg:x1="10.398cm" svg:y1="5.953cm" svg:x2="10.398cm" svg:y2="7.35cm">
          <text:p/>
        </draw:line>
        <draw:frame draw:style-name="gr4" draw:text-style-name="P3" draw:layer="measurelines" svg:width="2.648cm" svg:height="0.962cm" svg:x="10.333cm" svg:y="3.591cm">
          <draw:text-box>
            <text:p>Sample</text:p>
          </draw:text-box>
        </draw:frame>
        <draw:ellipse draw:style-name="gr10" draw:text-style-name="P11" draw:layer="measurelines" svg:width="2.032cm" svg:height="0.381cm" svg:x="10.779cm" svg:y="5.699cm" draw:kind="arc" draw:start-angle="252.49" draw:end-angle="214.69">
          <text:p/>
        </draw:ellipse>
        <draw:line draw:style-name="gr11" draw:text-style-name="P1" draw:layer="measurelines" svg:x1="11.287cm" svg:y1="6.08cm" svg:x2="11.668cm" svg:y2="6.08cm">
          <text:p/>
        </draw:line>
        <draw:frame draw:style-name="gr4" draw:text-style-name="P13" draw:layer="measurelines" svg:width="2.877cm" svg:height="0.806cm" svg:x="10.106cm" svg:y="4.891cm">
          <draw:text-box>
            <text:p text:style-name="P12"><text:span text:style-name="T2">Rotation </text:span><text:span text:style-name="T3">ω</text:span></text:p>
          </draw:text-box>
        </draw:frame>
        <draw:frame draw:style-name="gr4" draw:text-style-name="P3" draw:layer="measurelines" svg:width="6.513cm" svg:height="0.962cm" svg:x="14.64cm" svg:y="5.48cm">
          <draw:text-box>
            <text:p>Debye-Scherrer ring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4:47:33.343718539</meta:creation-date>
    <dc:date>2017-11-03T15:03:48.458243748</dc:date>
    <meta:editing-duration>PT6M3S</meta:editing-duration>
    <meta:editing-cycles>2</meta:editing-cycles>
    <meta:generator>LibreOffice/5.2.7.2$Linux_X86_64 LibreOffice_project/20m0$Build-2</meta:generator>
    <meta:document-statistic meta:object-count="19"/>
  </office:meta>
</office:document-meta>
</file>